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M Mono Prop 10" svg:font-family="'LM Mono Prop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TlwgMono" svg:font-family="TlwgMono" style:font-pitch="variable"/>
    <style:font-face style:name="TlwgMono1" svg:font-family="TlwgMono" style:font-pitch="fixed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top" draw:auto-grow-height="false" fo:min-height="9.984cm" fo:min-width="22.23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b4c7dc" draw:opacity="59%" draw:textarea-horizontal-align="justify" draw:textarea-vertical-align="top" draw:auto-grow-height="false" fo:min-height="15.951cm" fo:min-width="11.058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6d" draw:textarea-horizontal-align="justify" draw:textarea-vertical-align="middle" draw:auto-grow-height="false" fo:min-height="2.129cm" fo:min-width="5.14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ec9ba4" draw:textarea-horizontal-align="justify" draw:textarea-vertical-align="middle" draw:auto-grow-height="false" fo:min-height="1.712cm" fo:min-width="3.541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fill-color="#ffd428" draw:textarea-horizontal-align="justify" draw:textarea-vertical-align="middle" draw:auto-grow-height="false" fo:min-height="2.153cm" fo:min-width="3.818cm"/>
      <style:paragraph-properties style:writing-mode="lr-tb"/>
    </style:style>
    <style:style style:name="gr6" style:family="graphic" style:parent-style-name="objectwithoutfill">
      <style:graphic-properties svg:stroke-width="0.106cm" svg:stroke-color="#000000" draw:marker-start-width="0.358cm" draw:marker-end="Arrowheads_20_2" draw:marker-end-width="0.458cm" draw:fill="none" draw:textarea-vertical-align="middle" fo:padding-top="0.177cm" fo:padding-bottom="0.177cm" fo:padding-left="0.302cm" fo:padding-right="0.302cm"/>
    </style:style>
    <style:style style:name="gr7" style:family="graphic" style:parent-style-name="standard" style:list-style-name="L1">
      <style:graphic-properties svg:stroke-width="0.035cm" svg:stroke-color="#000000" draw:marker-start-width="0.252cm" draw:marker-end-width="0.252cm" draw:fill-color="#ffde59" draw:textarea-horizontal-align="justify" draw:textarea-vertical-align="middle" draw:auto-grow-height="false" fo:min-height="0.843cm" fo:min-width="2.923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="Arrowheads_20_3" draw:marker-start-width="0.4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ec9ba4" draw:textarea-horizontal-align="justify" draw:textarea-vertical-align="bottom" draw:auto-grow-height="false" fo:min-height="6.703cm" fo:min-width="9.144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aa95" draw:textarea-horizontal-align="justify" draw:textarea-vertical-align="bottom" draw:auto-grow-height="false" fo:min-height="5.136cm" fo:min-width="8.524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b66c" draw:textarea-horizontal-align="justify" draw:textarea-vertical-align="bottom" draw:auto-grow-height="false" fo:min-height="3.536cm" fo:min-width="7.912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6d" draw:textarea-horizontal-align="justify" draw:textarea-vertical-align="middle" draw:auto-grow-height="false" fo:min-height="1.984cm" fo:min-width="4.995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6d" draw:textarea-horizontal-align="justify" draw:textarea-vertical-align="middle" draw:auto-grow-height="false" fo:min-height="1.665cm" fo:min-width="9.083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 style:list-style-name="L1">
      <style:graphic-properties draw:fill-color="#000000" draw:textarea-horizontal-align="justify" draw:textarea-vertical-align="middle" draw:auto-grow-height="false" fo:min-height="1.896cm" fo:min-width="8.638cm"/>
      <style:paragraph-properties style:writing-mode="lr-tb"/>
    </style:style>
    <style:style style:name="gr15" style:family="graphic" style:parent-style-name="standard" style:list-style-name="L1">
      <style:graphic-properties svg:stroke-width="0.035cm" svg:stroke-color="#000000" draw:marker-start-width="0.252cm" draw:marker-end-width="0.252cm" draw:fill-color="#ffde59" draw:textarea-horizontal-align="justify" draw:textarea-vertical-align="middle" draw:auto-grow-height="false" fo:min-height="0.843cm" fo:min-width="2.923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6d" draw:textarea-horizontal-align="justify" draw:textarea-vertical-align="top" draw:auto-grow-height="false" fo:min-height="5.214cm" fo:min-width="8.394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 style:list-style-name="L1">
      <style:graphic-properties svg:stroke-width="0.035cm" svg:stroke-color="#000000" draw:marker-start-width="0.252cm" draw:marker-end-width="0.252cm" draw:fill-color="#ffde59" draw:textarea-horizontal-align="justify" draw:textarea-vertical-align="middle" draw:auto-grow-height="false" fo:min-height="0.843cm" fo:min-width="2.923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 style:list-style-name="L1">
      <style:graphic-properties draw:fill-color="#000000" draw:textarea-horizontal-align="justify" draw:textarea-vertical-align="middle" draw:auto-grow-height="false" fo:min-height="1.896cm" fo:min-width="8.638cm"/>
      <style:paragraph-properties style:writing-mode="lr-tb"/>
    </style:style>
    <style:style style:name="gr19" style:family="graphic" style:parent-style-name="standard" style:list-style-name="L1">
      <style:graphic-properties svg:stroke-width="0.035cm" svg:stroke-color="#000000" draw:marker-start-width="0.252cm" draw:marker-end-width="0.252cm" draw:fill-color="#ffde59" draw:textarea-horizontal-align="justify" draw:textarea-vertical-align="middle" draw:auto-grow-height="false" fo:min-height="0.843cm" fo:min-width="2.923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dddddd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top="0cm" fo:margin-bottom="0cm" fo:text-align="center" style:writing-mode="lr-tb"/>
    </style:style>
    <style:style style:name="P4" style:family="paragraph">
      <loext:graphic-properties draw:fill-color="#b4c7dc" draw:opacity="59%"/>
      <style:paragraph-properties fo:margin-top="0cm" fo:margin-bottom="0cm" fo:text-align="center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6d"/>
      <style:paragraph-properties fo:text-align="center" style:writing-mode="lr-tb"/>
    </style:style>
    <style:style style:name="P7" style:family="paragraph">
      <loext:graphic-properties draw:fill-color="#ec9ba4"/>
      <style:paragraph-properties fo:text-align="center" style:writing-mode="lr-tb"/>
    </style:style>
    <style:style style:name="P8" style:family="paragraph">
      <loext:graphic-properties draw:fill-color="#ffd428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-color="#ffde59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-color="#ffaa95"/>
      <style:paragraph-properties fo:text-align="center" style:writing-mode="lr-tb"/>
    </style:style>
    <style:style style:name="P13" style:family="paragraph">
      <loext:graphic-properties draw:fill-color="#ffb66c"/>
      <style:paragraph-properties fo:text-align="center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TlwgMono1" fo:font-size="16pt" fo:font-weight="bold" style:font-weight-asian="bold" style:font-weight-complex="bold"/>
    </style:style>
    <style:style style:name="P15" style:family="paragraph">
      <loext:graphic-properties draw:fill-color="#000000"/>
      <style:paragraph-properties fo:margin-left="0cm" fo:margin-right="0cm" fo:margin-top="0cm" fo:margin-bottom="0cm" fo:line-height="100%" fo:text-align="start" fo:text-indent="0cm" style:writing-mode="lr-tb"/>
      <style:text-properties style:font-name="TlwgMono1" fo:font-size="16pt" fo:font-weight="bold" style:font-weight-asian="bold" style:font-weight-complex="bold"/>
    </style:style>
    <style:style style:name="P16" style:family="paragraph">
      <style:paragraph-properties fo:text-align="center" style:writing-mode="lr-tb"/>
      <style:text-properties fo:font-size="20pt" fo:font-weight="bold" style:font-weight-asian="bold" style:font-weight-complex="bold"/>
    </style:style>
    <style:style style:name="P17" style:family="paragraph">
      <style:paragraph-properties fo:text-align="start" style:writing-mode="lr-tb"/>
      <style:text-properties fo:font-size="20pt" fo:font-weight="bold" style:font-weight-asian="bold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fo:font-weight="bold" style:font-weight-asian="bold" style:font-weight-complex="bold"/>
    </style:style>
    <style:style style:name="P19" style:family="paragraph">
      <loext:graphic-properties draw:fill-color="#ffff6d"/>
      <style:paragraph-properties fo:text-align="center" style:writing-mode="lr-tb"/>
      <style:text-properties fo:font-size="20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M Mono Prop 10" fo:font-weight="bold" style:font-weight-asian="bold" style:font-weight-complex="bold"/>
    </style:style>
    <style:style style:name="T3" style:family="text">
      <style:text-properties style:use-window-font-color="true" loext:opacity="0%" style:font-name="TlwgMono1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808080" loext:opacity="100%" fo:font-style="italic" style:font-style-asian="italic" style:font-style-complex="italic"/>
    </style:style>
    <style:style style:name="T5" style:family="text">
      <style:text-properties fo:color="#000000" loext:opacity="100%" style:font-name="TlwgMono1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000000" loext:opacity="100%" fo:font-style="normal" style:font-style-asian="normal" style:font-style-complex="normal"/>
    </style:style>
    <style:style style:name="T7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000000" loext:opacity="100%" style:font-name="TlwgMono1" fo:font-style="normal" style:font-style-asian="normal" style:font-style-complex="normal"/>
    </style:style>
    <style:style style:name="T9" style:family="text">
      <style:text-properties style:font-name="TlwgMono1" fo:font-size="16pt" fo:font-weight="bold" style:font-weight-asian="bold" style:font-weight-complex="bold"/>
    </style:style>
    <style:style style:name="T10" style:family="text"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T11" style:family="text">
      <style:text-properties fo:color="#808080" loext:opacity="100%" style:font-name="TlwgMono1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246cm" svg:height="10.75cm" svg:x="5.885cm" svg:y="0.282cm">
          <text:p text:style-name="P1"><text:span text:style-name="T1">cmake</text:span></text:p>
          <draw:enhanced-geometry svg:viewBox="0 0 21600 21600" draw:path-stretchpoint-x="10800" draw:path-stretchpoint-y="10800" draw:text-areas="?f3 ?f4 ?f5 ?f6" draw:type="round-rectangle" draw:modifiers="1655.30864197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2.176cm" svg:height="16.819cm" svg:x="16.518cm" svg:y="1.675cm">
          <text:p text:style-name="P3"><text:s/><text:span text:style-name="T1">pygvec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74.27860237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3" draw:id="id3" draw:layer="layout" svg:width="5.94cm" svg:height="2.673cm" svg:x="9.237cm" svg:y="3.878cm">
          <text:p text:style-name="P5"><text:s/><text:span text:style-name="T1">gveclib</text:span></text:p>
          <text:p text:style-name="P5"/>
          <text:p text:style-name="P5"><text:span text:style-name="T3">Fortran 20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" draw:id="id1" draw:layer="layout" svg:width="4.291cm" svg:height="2.212cm" svg:x="5.068cm" svg:y="1.236cm">
          <text:p text:style-name="P5"><text:span text:style-name="T1">gvec</text:span></text:p>
          <text:p text:style-name="P5">execut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2" draw:id="id2" draw:layer="layout" svg:width="4.318cm" svg:height="2.403cm" svg:x="0.379cm" svg:y="6.569cm">
          <text:p text:style-name="P5">MHD equilibrium statefile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5.068cm" svg:y1="2.342cm" svg:x2="2.538cm" svg:y2="6.569cm" draw:start-shape="id1" draw:start-glue-point="3" draw:end-shape="id2" draw:end-glue-point="0" svg:d="M5068 2342c-1687 0-2530 1409-2530 4227" svg:viewBox="0 0 2531 4228">
          <text:p/>
        </draw:connector>
        <draw:custom-shape draw:style-name="gr7" draw:text-style-name="P11" draw:layer="layout" svg:width="4.887cm" svg:height="1.593cm" svg:x="0.323cm" svg:y="3.222cm">
          <text:p text:style-name="P10">parameter</text:p>
          <text:p text:style-name="P10">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9.359cm" svg:y1="2.342cm" svg:x2="12.207cm" svg:y2="3.878cm" draw:start-shape="id1" draw:start-glue-point="1" draw:end-shape="id3" draw:end-glue-point="0" svg:d="M9359 2342c1899 0 2848 512 2848 1536" svg:viewBox="0 0 2849 1537">
          <text:p/>
        </draw:connector>
        <draw:g>
          <draw:custom-shape draw:style-name="gr9" draw:text-style-name="P7" xml:id="id6" draw:id="id6" draw:layer="layout" svg:width="10.224cm" svg:height="7.533cm" svg:x="17.494cm" svg:y="3.125cm">
            <text:p text:style-name="P5"><text:span text:style-name="T4"/></text:p>
            <text:p text:style-name="P5"><text:span text:style-name="T5">python</text:span><text:span text:style-name="T6"> wrapper </text:span><text:span text:style-name="T7">f90wrap</text:span></text:p>
            <draw:enhanced-geometry svg:viewBox="0 0 21600 21600" draw:path-stretchpoint-x="10800" draw:path-stretchpoint-y="10800" draw:text-areas="?f3 ?f4 ?f5 ?f6" draw:type="round-rectangle" draw:modifiers="2679.9157894736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2" draw:layer="layout" svg:width="9.53cm" svg:height="5.892cm" svg:x="17.841cm" svg:y="3.368cm">
            <text:p text:style-name="P5"><text:span text:style-name="T4"/></text:p>
            <text:p text:style-name="P5"><text:span text:style-name="T5">C</text:span><text:span text:style-name="T6"> wrapper </text:span><text:span text:style-name="T7">f2py</text:span></text:p>
            <draw:enhanced-geometry svg:viewBox="0 0 21600 21600" draw:path-stretchpoint-x="10800" draw:path-stretchpoint-y="10800" draw:text-areas="?f3 ?f4 ?f5 ?f6" draw:type="round-rectangle" draw:modifiers="2955.748373101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3" draw:layer="layout" svg:width="8.782cm" svg:height="4.156cm" svg:x="18.215cm" svg:y="3.628cm">
            <text:p text:style-name="P5"><text:span text:style-name="T4"/></text:p>
            <text:p text:style-name="P5"><text:span text:style-name="T5">Fortran</text:span><text:span text:style-name="T8"> </text:span><text:span text:style-name="T6">wrapper </text:span><text:span text:style-name="T7">f90wrap</text:span></text:p>
            <draw:enhanced-geometry svg:viewBox="0 0 21600 21600" draw:path-stretchpoint-x="10800" draw:path-stretchpoint-y="10800" draw:text-areas="?f3 ?f4 ?f5 ?f6" draw:type="round-rectangle" draw:modifiers="2992.9275920134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6" xml:id="id4" draw:id="id4" draw:layer="layout" svg:width="5.773cm" svg:height="2.512cm" draw:transform="skewX (-0.00244346095279206) rotate (-0.00226892802759273) translate (19.72cm 3.951cm)">
            <text:p text:style-name="P5"><text:s/>rungvec &amp;</text:p>
            <text:p text:style-name="P5">postprocessing</text:p>
            <text:p text:style-name="P5"><text:span text:style-name="T3">F90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8" draw:text-style-name="P9" draw:layer="layout" draw:type="curve" svg:x1="19.72cm" svg:y1="5.207cm" svg:x2="15.177cm" svg:y2="5.214cm" draw:start-shape="id4" draw:start-glue-point="3" draw:end-shape="id3" draw:end-glue-point="1" svg:d="M19720 5207c-3406 0-1135 7-4543 7" svg:viewBox="0 0 4544 8">
          <text:p/>
        </draw:connector>
        <draw:custom-shape draw:style-name="gr13" draw:text-style-name="P6" xml:id="id5" draw:id="id5" draw:layer="layout" svg:width="9.827cm" svg:height="2.159cm" svg:x="17.693cm" svg:y="12.321cm">
          <text:p text:style-name="P5">Convenience layer</text:p>
          <text:p text:style-name="P5"><text:span text:style-name="T3">pyth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9" draw:layer="layout" draw:type="curve" svg:x1="22.606cm" svg:y1="12.321cm" svg:x2="22.606cm" svg:y2="10.658cm" draw:start-shape="id5" draw:start-glue-point="0" draw:end-shape="id6" draw:end-glue-point="2" svg:d="M22606 12321v-1663" svg:viewBox="0 0 1 1664">
          <text:p/>
        </draw:connector>
        <draw:custom-shape draw:style-name="gr14" draw:text-style-name="P15" draw:layer="layout" svg:width="9.138cm" svg:height="2.146cm" svg:x="18.037cm" svg:y="15.547cm">
          <text:p text:style-name="P14"><text:span text:style-name="T9">(venv)&gt; pip install </text:span></text:p>
          <text:p text:style-name="P14"><text:span text:style-name="T9">(venv)&gt; python</text:span></text:p>
          <text:p text:style-name="P14"><text:span text:style-name="T9">(venv)&gt;&gt; import gvec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curve" svg:x1="17.693cm" svg:y1="13.4cm" svg:x2="15.637cm" svg:y2="14.451cm" draw:start-shape="id5" draw:start-glue-point="3" draw:end-shape="id7" draw:end-glue-point="1" svg:d="M17693 13400c-1542 0-514 1051-2056 1051" svg:viewBox="0 0 2057 1052">
          <text:p/>
        </draw:connector>
        <draw:connector draw:style-name="gr6" draw:text-style-name="P9" draw:layer="layout" draw:type="curve" draw:line-skew="-4.166cm 0.873cm" svg:x1="6.115cm" svg:y1="14.451cm" svg:x2="10.876cm" svg:y2="17.497cm" draw:start-shape="id7" draw:start-glue-point="3" draw:end-shape="id7" draw:end-glue-point="2" svg:d="M6115 14451c-7026 0-5856 2219-2909 3503s7670 1631 7670-457" svg:viewBox="0 0 9985 4540">
          <text:p/>
        </draw:connector>
        <draw:custom-shape draw:style-name="gr5" draw:text-style-name="P8" draw:layer="layout" svg:width="4.318cm" svg:height="2.403cm" svg:x="1.313cm" svg:y="16.379cm">
          <text:p text:style-name="P5">MHD equilibrium statefile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.887cm" svg:height="1.593cm" svg:x="0.162cm" svg:y="13.562cm">
          <text:p text:style-name="P10">parameter</text:p>
          <text:p text:style-name="P10">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xml:id="id7" draw:id="id7" draw:layer="layout" svg:width="9.522cm" svg:height="6.092cm" svg:x="6.115cm" svg:y="11.405cm">
          <text:p text:style-name="P16"><text:span text:style-name="T1">USER / SIMSOPT</text:span></text:p>
          <text:p text:style-name="P16"><text:span text:style-name="T1"/></text:p>
          <text:p text:style-name="P17"><text:span text:style-name="T10">►</text:span><text:span text:style-name="T1">modify parameters</text:span></text:p>
          <text:p text:style-name="P17"><text:span text:style-name="T10">►</text:span><text:span text:style-name="T1">run gvec</text:span></text:p>
          <text:p text:style-name="P17"><text:span text:style-name="T10">►</text:span><text:span text:style-name="T1">postprocess equilibria</text:span></text:p>
          <text:p text:style-name="P18"><text:span text:style-name="T11"/></text:p>
          <text:p text:style-name="P18"><text:span text:style-name="T3">pyth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" draw:text-style-name="P2" draw:layer="layout" svg:width="23.246cm" svg:height="10.75cm" svg:x="5.885cm" svg:y="0.282cm">
          <text:p text:style-name="P1"><text:span text:style-name="T1">cmake</text:span></text:p>
          <draw:enhanced-geometry svg:viewBox="0 0 21600 21600" draw:path-stretchpoint-x="10800" draw:path-stretchpoint-y="10800" draw:text-areas="?f3 ?f4 ?f5 ?f6" draw:type="round-rectangle" draw:modifiers="1655.30864197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2.176cm" svg:height="16.819cm" svg:x="16.518cm" svg:y="1.675cm">
          <text:p text:style-name="P3"><text:s/><text:span text:style-name="T1">pygvec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74.27860237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0" draw:id="id10" draw:layer="layout" svg:width="5.94cm" svg:height="2.673cm" svg:x="9.237cm" svg:y="3.878cm">
          <text:p text:style-name="P5"><text:s/><text:span text:style-name="T1">gveclib</text:span></text:p>
          <text:p text:style-name="P5"/>
          <text:p text:style-name="P5"><text:span text:style-name="T3">Fortran 20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8" draw:id="id8" draw:layer="layout" svg:width="4.291cm" svg:height="2.212cm" svg:x="5.068cm" svg:y="1.236cm">
          <text:p text:style-name="P5"><text:span text:style-name="T1">gvec</text:span></text:p>
          <text:p text:style-name="P5">execut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9" draw:id="id9" draw:layer="layout" svg:width="4.318cm" svg:height="2.403cm" svg:x="0.379cm" svg:y="6.569cm">
          <text:p text:style-name="P5">MHD equilibrium statefile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5.068cm" svg:y1="2.342cm" svg:x2="2.538cm" svg:y2="6.569cm" draw:start-shape="id8" draw:start-glue-point="3" draw:end-shape="id9" draw:end-glue-point="0" svg:d="M5068 2342c-1687 0-2530 1409-2530 4227" svg:viewBox="0 0 2531 4228">
          <text:p/>
        </draw:connector>
        <draw:custom-shape draw:style-name="gr17" draw:text-style-name="P11" draw:layer="layout" svg:width="4.887cm" svg:height="1.593cm" svg:x="0.323cm" svg:y="3.222cm">
          <text:p text:style-name="P10">parameter</text:p>
          <text:p text:style-name="P10">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9.359cm" svg:y1="2.342cm" svg:x2="12.207cm" svg:y2="3.878cm" draw:start-shape="id8" draw:start-glue-point="1" draw:end-shape="id10" draw:end-glue-point="0" svg:d="M9359 2342c1899 0 2848 512 2848 1536" svg:viewBox="0 0 2849 1537">
          <text:p/>
        </draw:connector>
        <draw:g>
          <draw:custom-shape draw:style-name="gr9" draw:text-style-name="P7" draw:layer="layout" svg:width="10.224cm" svg:height="7.533cm" svg:x="17.494cm" svg:y="3.125cm">
            <text:p text:style-name="P5"><text:span text:style-name="T4"/></text:p>
            <text:p text:style-name="P5"><text:span text:style-name="T5">python</text:span><text:span text:style-name="T6"> wrapper </text:span><text:span text:style-name="T7">f90wrap</text:span></text:p>
            <draw:enhanced-geometry svg:viewBox="0 0 21600 21600" draw:path-stretchpoint-x="10800" draw:path-stretchpoint-y="10800" draw:text-areas="?f3 ?f4 ?f5 ?f6" draw:type="round-rectangle" draw:modifiers="2679.9157894736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2" draw:layer="layout" svg:width="9.53cm" svg:height="5.892cm" svg:x="17.841cm" svg:y="3.368cm">
            <text:p text:style-name="P5"><text:span text:style-name="T4"/></text:p>
            <text:p text:style-name="P5"><text:span text:style-name="T5">C</text:span><text:span text:style-name="T6"> wrapper </text:span><text:span text:style-name="T7">f2py</text:span></text:p>
            <draw:enhanced-geometry svg:viewBox="0 0 21600 21600" draw:path-stretchpoint-x="10800" draw:path-stretchpoint-y="10800" draw:text-areas="?f3 ?f4 ?f5 ?f6" draw:type="round-rectangle" draw:modifiers="2955.748373101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3" draw:layer="layout" svg:width="8.782cm" svg:height="4.156cm" svg:x="18.215cm" svg:y="3.628cm">
            <text:p text:style-name="P5"><text:span text:style-name="T4"/></text:p>
            <text:p text:style-name="P5"><text:span text:style-name="T5">Fortran</text:span><text:span text:style-name="T8"> </text:span><text:span text:style-name="T6">wrapper </text:span><text:span text:style-name="T7">f90wrap</text:span></text:p>
            <draw:enhanced-geometry svg:viewBox="0 0 21600 21600" draw:path-stretchpoint-x="10800" draw:path-stretchpoint-y="10800" draw:text-areas="?f3 ?f4 ?f5 ?f6" draw:type="round-rectangle" draw:modifiers="2992.9275920134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6" draw:layer="layout" svg:width="5.773cm" svg:height="2.512cm" draw:transform="skewX (-0.00244346095279206) rotate (-0.00226892802759273) translate (19.72cm 3.951cm)">
            <text:p text:style-name="P5"><text:s/>rungvec &amp;</text:p>
            <text:p text:style-name="P5">postprocessing</text:p>
            <text:p text:style-name="P5"><text:span text:style-name="T3">F90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8" draw:text-style-name="P9" draw:layer="layout" draw:type="curve" svg:x1="19.72cm" svg:y1="5.207cm" svg:x2="15.177cm" svg:y2="5.214cm" draw:end-shape="id10" draw:end-glue-point="1" svg:d="M19720 5207c-3018 0-747 7-4543 7" svg:viewBox="0 0 4544 8">
          <text:p/>
        </draw:connector>
        <draw:custom-shape draw:style-name="gr13" draw:text-style-name="P6" xml:id="id11" draw:id="id11" draw:layer="layout" svg:width="9.827cm" svg:height="2.159cm" svg:x="17.693cm" svg:y="12.321cm">
          <text:p text:style-name="P5">Convenience layer</text:p>
          <text:p text:style-name="P5"><text:span text:style-name="T3">pyth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9" draw:layer="layout" draw:type="curve" svg:x1="22.606cm" svg:y1="12.321cm" svg:x2="22.606cm" svg:y2="10.658cm" draw:start-shape="id11" draw:start-glue-point="0" svg:d="M22606 12321v-1663" svg:viewBox="0 0 1 1664">
          <text:p/>
        </draw:connector>
        <draw:custom-shape draw:style-name="gr18" draw:text-style-name="P15" draw:layer="layout" svg:width="9.138cm" svg:height="2.146cm" svg:x="18.037cm" svg:y="15.547cm">
          <text:p text:style-name="P14"><text:span text:style-name="T9">(venv)&gt; pip install </text:span></text:p>
          <text:p text:style-name="P14"><text:span text:style-name="T9">(venv)&gt; python</text:span></text:p>
          <text:p text:style-name="P14"><text:span text:style-name="T9">(venv)&gt;&gt; import gvec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2" draw:layer="layout" svg:width="23.246cm" svg:height="10.75cm" svg:x="5.885cm" svg:y="0.282cm">
          <text:p text:style-name="P1"><text:span text:style-name="T1">cmake</text:span></text:p>
          <draw:enhanced-geometry svg:viewBox="0 0 21600 21600" draw:path-stretchpoint-x="10800" draw:path-stretchpoint-y="10800" draw:text-areas="?f3 ?f4 ?f5 ?f6" draw:type="round-rectangle" draw:modifiers="1655.30864197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4" draw:id="id14" draw:layer="layout" svg:width="5.94cm" svg:height="2.673cm" svg:x="9.237cm" svg:y="3.878cm">
          <text:p text:style-name="P5"><text:s/><text:span text:style-name="T1">gveclib</text:span></text:p>
          <text:p text:style-name="P5"/>
          <text:p text:style-name="P5"><text:span text:style-name="T3">Fortran 20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2" draw:id="id12" draw:layer="layout" svg:width="4.291cm" svg:height="2.212cm" svg:x="5.068cm" svg:y="1.236cm">
          <text:p text:style-name="P5"><text:span text:style-name="T1">gvec</text:span></text:p>
          <text:p text:style-name="P5">execut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13" draw:id="id13" draw:layer="layout" svg:width="4.318cm" svg:height="2.403cm" svg:x="0.379cm" svg:y="6.569cm">
          <text:p text:style-name="P5">MHD equilibrium statefile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5.068cm" svg:y1="2.342cm" svg:x2="2.538cm" svg:y2="6.569cm" draw:start-shape="id12" draw:start-glue-point="3" draw:end-shape="id13" draw:end-glue-point="0" svg:d="M5068 2342c-1687 0-2530 1409-2530 4227" svg:viewBox="0 0 2531 4228">
          <text:p/>
        </draw:connector>
        <draw:custom-shape draw:style-name="gr19" draw:text-style-name="P11" draw:layer="layout" svg:width="4.887cm" svg:height="1.593cm" svg:x="0.323cm" svg:y="3.222cm">
          <text:p text:style-name="P10">parameter</text:p>
          <text:p text:style-name="P10">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9.359cm" svg:y1="2.342cm" svg:x2="12.207cm" svg:y2="3.878cm" draw:start-shape="id12" draw:start-glue-point="1" draw:end-shape="id14" draw:end-glue-point="0" svg:d="M9359 2342c1899 0 2848 512 2848 1536" svg:viewBox="0 0 2849 153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M Mono Prop 10" svg:font-family="'LM Mono Prop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TlwgMono" svg:font-family="TlwgMono" style:font-pitch="variable"/>
    <style:font-face style:name="TlwgMono1" svg:font-family="TlwgMono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19.3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11T09:19:52.907348954</meta:creation-date>
    <dc:date>2024-12-11T17:13:32.646733823</dc:date>
    <meta:editing-duration>PT1H24M17S</meta:editing-duration>
    <meta:editing-cycles>8</meta:editing-cycles>
    <meta:generator>LibreOffice/7.3.7.2$Linux_X86_64 LibreOffice_project/30$Build-2</meta:generator>
    <meta:document-statistic meta:object-count="46"/>
  </office:meta>
</office:document-meta>
</file>